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ato" svg:font-family="Lato, helvetica, arial, sans-serif"/>
    <style:font-face style:name="inherit" svg:font-family="inherit"/>
    <style:font-face style:name="Arial Unicode MS1" svg:font-family="'Arial Unicode MS'" style:font-family-generic="swiss"/>
    <style:font-face style:name="AppleExternalUIFontSimplifiedChinese-Regular" svg:font-family="AppleExternalUIFontSimplifiedChinese-Regular" style:font-family-generic="roma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use-window-font-color="true" style:font-name="AppleSystemUIFont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variant="normal" fo:text-transform="none" fo:color="#000000" fo:letter-spacing="normal"/>
    </style:style>
    <style:style style:name="P6" style:family="paragraph" style:parent-style-name="Text_20_body">
      <style:text-properties fo:font-variant="normal" fo:text-transform="none" fo:color="#000000" style:font-name="Lato" fo:font-size="9.14999961853027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000000" style:font-name="Lato" fo:font-size="9.14999961853027pt" fo:letter-spacing="normal" fo:font-style="normal" fo:font-weight="normal" officeooo:paragraph-rsid="0010f22d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0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style:font-name-asian="Lato" style:font-size-asian="9.14999961853027pt" style:font-style-asian="normal" style:font-weight-asian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ato" fo:font-size="9.14999961853027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c9211e" fo:letter-spacing="normal" fo:font-weight="bold" style:font-name-asian="Lato" style:font-size-asian="9.14999961853027pt" style:font-style-asian="normal" style:font-weight-asian="bold" style:font-weight-complex="bold"/>
    </style:style>
    <style:style style:name="T1" style:family="text">
      <style:text-properties style:use-window-font-color="true" style:font-name="AppleSystemUIFont"/>
    </style:style>
    <style:style style:name="T2" style:family="text">
      <style:text-properties style:use-window-font-color="true" style:font-name="AppleExternalUIFontSimplifiedChinese-Regular"/>
    </style:style>
    <style:style style:name="T3" style:family="text">
      <style:text-properties fo:color="#dca10d" style:font-name="AppleSystemUIFon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name-asian="Lato" style:font-size-asian="9.14999961853027pt" style:font-style-asian="normal" style:font-weight-asian="normal" style:font-size-complex="10pt"/>
    </style:style>
    <style:style style:name="T6" style:family="text">
      <style:text-properties style:font-name="Lato" fo:font-size="9.14999961853027pt" fo:font-style="normal" fo:font-weight="normal"/>
    </style:style>
    <style:style style:name="T7" style:family="text">
      <style:text-properties style:font-name-asian="Lato" style:font-size-asian="9.14999961853027pt" style:font-style-asian="normal" style:font-weight-asian="normal"/>
    </style:style>
    <style:style style:name="T8" style:family="text">
      <style:text-properties fo:font-variant="normal" fo:text-transform="none" fo:color="#000000" fo:font-size="10pt" fo:letter-spacing="normal" style:font-name-asian="Lato" style:font-size-asian="9.14999961853027pt" style:font-style-asian="normal" style:font-weight-asian="normal" style:font-size-complex="10pt"/>
    </style:style>
    <style:style style:name="T9" style:family="text">
      <style:text-properties fo:font-variant="normal" fo:text-transform="none" fo:color="#000000" style:font-name="Lato" fo:font-size="9.14999961853027pt" fo:letter-spacing="normal" fo:font-style="normal" fo:font-weight="normal"/>
    </style:style>
    <style:style style:name="T10" style:family="text">
      <style:text-properties fo:font-variant="normal" fo:text-transform="none" fo:color="#000000" style:font-name="Lato" fo:font-size="9.14999961853027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fo:letter-spacing="normal" style:font-name-asian="Lato" style:font-size-asian="9.14999961853027pt" style:font-style-asian="normal" style:font-weight-asian="normal"/>
    </style:style>
    <style:style style:name="T12" style:family="text">
      <style:text-properties fo:font-variant="normal" fo:text-transform="none" fo:color="#2bac8f" style:text-line-through-style="none" style:text-line-through-type="none" fo:font-size="10pt" fo:letter-spacing="normal" style:text-underline-style="none" style:text-blinking="false" style:font-name-asian="inherit" style:font-size-asian="9.14999961853027pt" style:font-style-asian="normal" style:font-weight-asian="normal" style:font-size-complex="10pt" loext:padding="0cm" loext:border="none"/>
    </style:style>
    <style:style style:name="T13" style:family="text">
      <style:text-properties fo:font-variant="normal" fo:text-transform="none" fo:color="#2bac8f" style:text-line-through-style="none" style:text-line-through-type="none" style:font-name="inherit" fo:font-size="9.14999961853027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14" style:family="text">
      <style:text-properties fo:font-variant="normal" fo:text-transform="none" fo:color="#2bac8f" style:text-line-through-style="none" style:text-line-through-type="none" style:font-name="inherit" fo:font-size="9.14999961853027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2bac8f" style:text-line-through-style="none" style:text-line-through-type="none" fo:letter-spacing="normal" style:text-underline-style="none" style:text-blinking="false" style:font-name-asian="inherit" style:font-size-asian="9.14999961853027pt" style:font-style-asian="normal" style:font-weight-asian="normal" loext:padding="0cm" loext:border="none"/>
    </style:style>
    <style:style style:name="T16" style:family="text">
      <style:text-properties fo:font-variant="normal" fo:text-transform="none" fo:color="#2bac8f" style:font-name="inherit" fo:font-size="9.14999961853027pt" fo:letter-spacing="normal" fo:font-style="normal" style:text-underline-style="solid" style:text-underline-width="auto" style:text-underline-color="font-color" fo:font-weight="normal" loext:padding="0cm" loext:border="none"/>
    </style:style>
    <style:style style:name="T17" style:family="text">
      <style:text-properties fo:font-variant="normal" fo:text-transform="none" fo:color="#2bac8f" fo:letter-spacing="normal" style:text-underline-style="solid" style:text-underline-width="auto" style:text-underline-color="font-color" style:font-name-asian="inherit" style:font-size-asian="9.14999961853027pt" style:font-style-asian="normal" style:font-weight-asian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字体锐化 <text:s text:c="2"/></text:span><text:span text:style-name="T3">字体选择</text:span></text:p>
      <text:p text:style-name="P1"><text:s text:c="8"/>设置、不使用平滑字体</text:p>
      <text:p text:style-name="P2"><text:span text:style-name="T1"><text:s text:c="8"/></text:span><text:span text:style-name="T3">Iosevka</text:span><text:span text:style-name="T1"> 字体 <text:s text:c="6"/>Iosevka <text:s text:c="4"/>brew tap homebrew/cask-fonts &amp;&amp; brew cask install font-iosevka &amp;&amp; brew cask install font-iosevka-slab</text:span></text:p>
      <text:p text:style-name="P2"><text:span text:style-name="T1"><text:s text:c="8"/></text:span><text:span text:style-name="T3">Sarasa</text:span><text:span text:style-name="T1"> <text:s/>下载了两个，导入了一个。 <text:s/>cask font-sarasa-gothic</text:span></text:p>
      <text:p text:style-name="P2"><text:span text:style-name="T1"><text:s text:c="8"/>其他</text:span><text:span text:style-name="T3">编程字体</text:span></text:p>
      <text:p text:style-name="P1"><text:s text:c="20"/>编程字体配置过程</text:p>
      <text:p text:style-name="P1"><text:s text:c="20"/>无用 <text:s text:c="2"/>defaults write -g CGFontRenderingFontSmoothingDisabled -bool NO</text:p>
      <text:p text:style-name="P1"/>
      <text:p text:style-name="P1">IDE颜色风格</text:p>
      <text:p text:style-name="P2"><text:span text:style-name="T1"><text:s text:c="4"/>配色</text:span><text:span text:style-name="T3">教程</text:span><text:span text:style-name="T1">，idea选择</text:span><text:span text:style-name="T3">主题</text:span></text:p>
      <text:p text:style-name="P1"/>
      <text:p text:style-name="P1"/>
      <text:p text:style-name="P1">dotfile <text:s text:c="7"/>50分钟</text:p>
      <text:p text:style-name="P2"><text:span text:style-name="T1"><text:s text:c="8"/></text:span><text:span text:style-name="T3">更新bash</text:span></text:p>
      <text:p text:style-name="P2"><text:span text:style-name="T1"><text:s text:c="8"/></text:span><text:span text:style-name="T3">linux tips</text:span><text:span text:style-name="T1"> history</text:span></text:p>
      <text:p text:style-name="P1"/>
      <text:p text:style-name="P1"/>
      <text:p text:style-name="P1">man安装路径有问题</text:p>
      <text:p text:style-name="P1"><text:s text:c="4"/>manpath 路径顺序 不对 修改名字</text:p>
      <text:p text:style-name="P1"/>
      <text:p text:style-name="P1">alt+左右 <text:s/>30分钟</text:p>
      <text:p text:style-name="P1"><text:s text:c="4"/>苹果内置键盘+iterm 仅仅这对不好使，不是配置的问题。外置键盘s OK</text:p>
      <text:p text:style-name="P2"><text:span text:style-name="T1"><text:tab/>按照</text:span><text:span text:style-name="T3">这个</text:span><text:span text:style-name="T1">设置成 自然编辑</text:span></text:p>
      <text:p text:style-name="P1"><text:tab/><text:tab/>终端中Ctrl+k 与 Tab切换键冲突</text:p>
      <text:p text:style-name="P1"><text:tab/>ctrl+tab都可以的</text:p>
      <text:p text:style-name="P1"/>
      <text:p text:style-name="P2"><text:span text:style-name="T1">使用</text:span><text:span text:style-name="T3">tmux</text:span><text:span text:style-name="T1"> <text:s/>30分钟</text:span></text:p>
      <text:p text:style-name="P2"><text:span text:style-name="T1"><text:s text:c="4"/>tmux </text:span><text:span text:style-name="T2">和</text:span><text:span text:style-name="T1"> iTerm2</text:span></text:p>
      <text:p text:style-name="P2"><text:span text:style-name="T1"/></text:p>
      <text:p text:style-name="P6"><text:span text:style-name="T7"/></text:p>
      <text:p text:style-name="P8"><text:span text:style-name="T11">键盘卡顿 效率 </text:span><text:span text:style-name="T9">30</text:span><text:span text:style-name="T11">分钟</text:span><text:span text:style-name="T9"><text:line-break/><text:tab/></text:span><text:span text:style-name="T11">干掉罗技后台</text:span><text:span text:style-name="T9"><text:line-break/><text:tab/></text:span><text:span text:style-name="T11">删掉自带输入法</text:span><text:span text:style-name="T9"><text:line-break/><text:tab/></text:span><text:a xlink:type="simple" xlink:href="http://skx926.me/2018/10/19/remove-default-input-source/" text:style-name="Internet_20_link" text:visited-style-name="Visited_20_Internet_20_Link"><text:span text:style-name="T17">删除</text:span></text:a><text:a xlink:type="simple" xlink:href="http://skx926.me/2018/10/19/remove-default-input-source/" text:style-name="Internet_20_link" text:visited-style-name="Visited_20_Internet_20_Link"><text:span text:style-name="T16">macOS</text:span></text:a><text:a xlink:type="simple" xlink:href="http://skx926.me/2018/10/19/remove-default-input-source/" text:style-name="Internet_20_link" text:visited-style-name="Visited_20_Internet_20_Link"><text:span text:style-name="T17">自带的英文输入法 </text:span></text:a><text:a xlink:type="simple" xlink:href="http://skx926.me/2018/10/19/remove-default-input-source/" text:style-name="Internet_20_link" text:visited-style-name="Visited_20_Internet_20_Link"><text:span text:style-name="T16">| CODE &amp; ZEN</text:span></text:a></text:p>
      <text:p text:style-name="P12">终端配色</text:p>
      <text:p text:style-name="P8"><text:span text:style-name="T11"><text:tab/>跟做 </text:span><text:a xlink:type="simple" xlink:href="https://blog.biezhi.me/2018/11/build-a-beautiful-mac-terminal-environment.html" text:style-name="Internet_20_link" text:visited-style-name="Visited_20_Internet_20_Link"><text:span text:style-name="T15">打造 </text:span></text:a><text:a xlink:type="simple" xlink:href="https://blog.biezhi.me/2018/11/build-a-beautiful-mac-terminal-environment.html" text:style-name="Internet_20_link" text:visited-style-name="Visited_20_Internet_20_Link"><text:span text:style-name="T14">Mac </text:span></text:a><text:a xlink:type="simple" xlink:href="https://blog.biezhi.me/2018/11/build-a-beautiful-mac-terminal-environment.html" text:style-name="Internet_20_link" text:visited-style-name="Visited_20_Internet_20_Link"><text:span text:style-name="T15">下高颜值好用的终端环境 </text:span></text:a><text:a xlink:type="simple" xlink:href="https://blog.biezhi.me/2018/11/build-a-beautiful-mac-terminal-environment.html" text:style-name="Internet_20_link" text:visited-style-name="Visited_20_Internet_20_Link"><text:span text:style-name="T14">| </text:span></text:a><text:a xlink:type="simple" xlink:href="https://blog.biezhi.me/2018/11/build-a-beautiful-mac-terminal-environment.html" text:style-name="Internet_20_link" text:visited-style-name="Visited_20_Internet_20_Link"><text:span text:style-name="T15">编程和酒</text:span></text:a><text:span text:style-name="T9"><text:line-break/><text:tab/></text:span><text:span text:style-name="T11">过期补丁 </text:span><text:a xlink:type="simple" xlink:href="https://gist.github.com/dogrocker/1efb8fd9427779c827058f873b94df95" text:style-name="Internet_20_link" text:visited-style-name="Visited_20_Internet_20_Link"><text:span text:style-name="T14">Oh my zsh with autosuggestions &amp; syntax-highlighting.md · GitHub</text:span></text:a></text:p>
      <text:p text:style-name="P8"><text:span text:style-name="T11"><text:tab/>扩展阅读</text:span><text:span text:style-name="T9"><text:line-break/><text:tab/><text:tab/></text:span><text:a xlink:type="simple" xlink:href="https://github.com/Powerlevel9k/powerlevel9k" text:style-name="Internet_20_link" text:visited-style-name="Visited_20_Internet_20_Link"><text:span text:style-name="T14">GitHub - Powerlevel9k/powerlevel9k: The most awesome Powerline theme for ZSH around!</text:span></text:a><text:span text:style-name="T9"><text:line-break/><text:tab/><text:tab/></text:span><text:a xlink:type="simple" xlink:href="https://github.com/zsh-users/zsh-autosuggestions" text:style-name="Internet_20_link" text:visited-style-name="Visited_20_Internet_20_Link"><text:span text:style-name="T14">GitHub - zsh-users/zsh-autosuggestions: Fish-like autosuggestions for zsh</text:span></text:a></text:p>
      <text:p text:style-name="P8"><text:span text:style-name="T15"><text:tab/><text:tab/></text:span><text:a xlink:type="simple" xlink:href="https://blog.csdn.net/thatway_wp/article/details/79442177" text:style-name="Internet_20_link" text:visited-style-name="Visited_20_Internet_20_Link">中文教程</text:a></text:p>
      <text:p text:style-name="P8"><text:span text:style-name="T11"><text:tab/>阅读参考</text:span><text:span text:style-name="T9"><text:line-break/><text:tab/><text:tab/></text:span><text:a xlink:type="simple" xlink:href="http://hyuga.top/2019/01/10/alfred-iterm2-colorMatching/" text:style-name="Internet_20_link" text:visited-style-name="Visited_20_Internet_20_Link"><text:span text:style-name="T14">Mac ITerm2</text:span></text:a><text:a xlink:type="simple" xlink:href="http://hyuga.top/2019/01/10/alfred-iterm2-colorMatching/" text:style-name="Internet_20_link" text:visited-style-name="Visited_20_Internet_20_Link"><text:span text:style-name="T15">神器配色方案 </text:span></text:a><text:a xlink:type="simple" xlink:href="http://hyuga.top/2019/01/10/alfred-iterm2-colorMatching/" text:style-name="Internet_20_link" text:visited-style-name="Visited_20_Internet_20_Link"><text:span text:style-name="T14">- </text:span></text:a><text:a xlink:type="simple" xlink:href="http://hyuga.top/2019/01/10/alfred-iterm2-colorMatching/" text:style-name="Internet_20_link" text:visited-style-name="Visited_20_Internet_20_Link"><text:span text:style-name="T15">秦枫的博客 </text:span></text:a><text:a xlink:type="simple" xlink:href="http://hyuga.top/2019/01/10/alfred-iterm2-colorMatching/" text:style-name="Internet_20_link" text:visited-style-name="Visited_20_Internet_20_Link"><text:span text:style-name="T14">| Hyuga Blog</text:span></text:a></text:p>
      <text:p text:style-name="P8"><text:span text:style-name="T14"><text:tab/><text:tab/></text:span><text:a xlink:type="simple" xlink:href="https://github.com/gfwlist/gfwlist" text:style-name="Internet_20_link" text:visited-style-name="Visited_20_Internet_20_Link">GitHub - gfwlist/gfwlist: The one and only one gfwlist here</text:a></text:p>
      <text:p text:style-name="P5"><text:span text:style-name="T7"/></text:p>
      <text:p text:style-name="Standard"><text:span text:style-name="T4"/></text:p>
      <text:p text:style-name="P7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ato" svg:font-family="Lato, helvetica, arial, sans-serif"/>
    <style:font-face style:name="inherit" svg:font-family="inherit"/>
    <style:font-face style:name="Arial Unicode MS1" svg:font-family="'Arial Unicode MS'" style:font-family-generic="swiss"/>
    <style:font-face style:name="AppleExternalUIFontSimplifiedChinese-Regular" svg:font-family="AppleExternalUIFontSimplifiedChinese-Regular" style:font-family-generic="roma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1T17:50:46.711724280</meta:creation-date>
    <dc:date>2019-11-11T17:55:51.472663576</dc:date>
    <meta:editing-duration>PT4M51S</meta:editing-duration>
    <meta:editing-cycles>8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8" meta:word-count="319" meta:character-count="1040" meta:non-whitespace-character-count="792"/>
  </office:meta>
</office:document-meta>
</file>